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7300000516DD13E1A025D2B9E1.jpg" manifest:media-type="image/jpeg"/>
  <manifest:file-entry manifest:full-path="Pictures/10000201000000C8000000C895E95BC3AA26B61F.png" manifest:media-type="image/png"/>
  <manifest:file-entry manifest:full-path="Pictures/100021B200008D2E00004F60B312A649B9EEC188.svg" manifest:media-type="image/svg+xml"/>
  <manifest:file-entry manifest:full-path="Pictures/1000020100000280000001E054C87C7949C0A570.png" manifest:media-type="image/png"/>
  <manifest:file-entry manifest:full-path="Pictures/10000201000005A5000004A746535782D80F94FE.tif" manifest:media-type="image/tiff"/>
  <manifest:file-entry manifest:full-path="Pictures/10000201000003AF000002123C26BAE8371EF3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cm"/>
    </style:style>
    <style:style style:name="pr2" style:family="presentation" style:parent-style-name="Default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2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4.8cm" svg:height="2cm" svg:x="6.599cm" svg:y="0.599cm" presentation:class="title" presentation:user-transformed="true">
          <draw:text-box>
            <text:p><text:s/></text:p>
          </draw:text-box>
        </draw:frame>
        <draw:frame draw:style-name="gr1" draw:text-style-name="P1" draw:layer="layout" svg:width="12.291cm" svg:height="12.291cm" svg:x="7.6cm" svg:y="2cm">
          <draw:image xlink:href="Pictures/10000201000000C8000000C895E95BC3AA26B61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599cm" svg:y="0.599cm" presentation:class="title" presentation:user-transformed="true">
          <draw:text-box>
            <text:p>Andor &amp; Simon Games©</text:p>
          </draw:text-box>
        </draw:frame>
        <draw:frame presentation:style-name="pr4" draw:layer="layout" svg:width="25.2cm" svg:height="10.548cm" svg:x="1.399cm" svg:y="3.799cm" presentation:class="outline">
          <draw:text-box>
            <text:list text:style-name="L3">
              <text:list-header>
                <text:p text:style-name="P1"><text:span text:style-name="T1">Játékaink</text:span></text:p>
                <text:p text:style-name="P1"><text:span text:style-name="T1"/></text:p>
              </text:list-header>
              <text:list-item>
                <text:p>Pong 1.0</text:p>
              </text:list-item>
              <text:list-item>
                <text:p>Pong 2.0</text:p>
              </text:list-item>
              <text:list-item>
                <text:p>Mazerunner</text:p>
              </text:list-item>
            </text:list>
          </draw:text-box>
        </draw:frame>
        <draw:frame draw:style-name="gr3" draw:text-style-name="P3" draw:layer="layout" svg:width="7.971cm" svg:height="6.57cm" svg:x="16.799cm" svg:y="6.229cm">
          <draw:image xlink:href="Pictures/10000201000005A5000004A746535782D80F94FE.tif" xlink:type="simple" xlink:show="embed" xlink:actuate="onLoad">
            <text:p/>
          </draw:image>
        </draw:frame>
        <draw:frame draw:style-name="gr3" draw:text-style-name="P3" draw:layer="layout" svg:width="8.648cm" svg:height="6.486cm" svg:x="7.799cm" svg:y="6.313cm">
          <draw:image xlink:href="Pictures/1000020100000280000001E054C87C7949C0A57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599cm" svg:y="0.599cm" presentation:class="title" presentation:user-transformed="true">
          <draw:text-box>
            <text:p>Andor &amp; Simon Games©</text:p>
          </draw:text-box>
        </draw:frame>
        <draw:frame presentation:style-name="pr4" draw:text-style-name="P4" draw:layer="layout" svg:width="23.8cm" svg:height="3.2cm" svg:x="1.199cm" svg:y="7.199cm" presentation:class="outline" presentation:user-transformed="true">
          <draw:text-box>
            <text:list text:style-name="L3">
              <text:list-header>
                <text:p text:style-name="P1"><text:span text:style-name="T2">DEMO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599cm" svg:y="0.599cm" presentation:class="title" presentation:user-transformed="true">
          <draw:text-box>
            <text:p>Andor &amp; Simon Games©</text:p>
          </draw:text-box>
        </draw:frame>
        <draw:frame presentation:style-name="pr4" draw:layer="layout" svg:width="25.2cm" svg:height="10.548cm" svg:x="1.399cm" svg:y="3.799cm" presentation:class="outline">
          <draw:text-box>
            <text:list text:style-name="L3">
              <text:list-header>
                <text:p text:style-name="P1"><text:span text:style-name="T1">Mit használtunk?</text:span></text:p>
                <text:p text:style-name="P1"/>
              </text:list-header>
              <text:list-item>
                <text:p>NODE.js</text:p>
              </text:list-item>
              <text:list-item>
                <text:p>NPM</text:p>
              </text:list-item>
              <text:list-item>
                <text:p>GitHub</text:p>
              </text:list-item>
              <text:list-item>
                <text:p>Google (sokat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599cm" svg:y="0.599cm" presentation:class="title" presentation:user-transformed="true">
          <draw:text-box>
            <text:p>Andor &amp; Simon Games©</text:p>
          </draw:text-box>
        </draw:frame>
        <draw:frame presentation:style-name="pr4" draw:layer="layout" svg:width="25.2cm" svg:height="10.548cm" svg:x="1.399cm" svg:y="3.799cm" presentation:class="outline">
          <draw:text-box>
            <text:list text:style-name="L3">
              <text:list-header>
                <text:p text:style-name="P1"><text:span text:style-name="T1">Nehézségek</text:span></text:p>
                <text:p text:style-name="P1"/>
              </text:list-header>
              <text:list-item>
                <text:p text:style-name="P5">Egymás kódját olvasni/érteni</text:p>
              </text:list-item>
              <text:list-item>
                <text:p text:style-name="P5">Golyó---Szörny</text:p>
              </text:list-item>
              <text:list-item>
                <text:p text:style-name="P5">Idő rövidség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599cm" svg:y="0.599cm" presentation:class="title" presentation:user-transformed="true">
          <draw:text-box>
            <text:p>Andor &amp; Simon Games©</text:p>
          </draw:text-box>
        </draw:frame>
        <draw:frame presentation:style-name="pr4" draw:layer="layout" svg:width="25.2cm" svg:height="10.548cm" svg:x="1.399cm" svg:y="3.799cm" presentation:class="outline">
          <draw:text-box>
            <text:list text:style-name="L3">
              <text:list-header>
                <text:p text:style-name="P1"><text:span text:style-name="T1">Fejlesztési</text:span> <text:span text:style-name="T1">lehetőségek</text:span></text:p>
                <text:p text:style-name="P1"/>
              </text:list-header>
              <text:list-item>
                <text:p text:style-name="P5"><text:span text:style-name="T1">GRAFIKA</text:span></text:p>
              </text:list-item>
              <text:list-item>
                <text:p text:style-name="P5"><text:span text:style-name="T3">Szörny intelligenciája</text:span></text:p>
              </text:list-item>
              <text:list-item>
                <text:p text:style-name="P5"><text:span text:style-name="T3">Lőszeres ládák</text:span></text:p>
              </text:list-item>
              <text:list-item>
                <text:p text:style-name="P5"><text:span text:style-name="T3">2 player</text:span></text:p>
              </text:list-item>
              <text:list-item>
                <text:p text:style-name="P5"><text:span text:style-name="T3">Mozgó falak</text:span></text:p>
              </text:list-item>
              <text:list-item>
                <text:p text:style-name="P5"><text:span text:style-name="T4">Grafika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599cm" svg:y="0.599cm" presentation:class="title" presentation:user-transformed="true">
          <draw:text-box>
            <text:p>Andor &amp; Simon Games©</text:p>
          </draw:text-box>
        </draw:frame>
        <draw:frame presentation:style-name="pr4" draw:text-style-name="P7" draw:layer="layout" svg:width="25.2cm" svg:height="2.8cm" svg:x="0.8cm" svg:y="12cm" presentation:class="outline" presentation:user-transformed="true">
          <draw:text-box>
            <text:list text:style-name="L3">
              <text:list-header>
                <text:p text:style-name="P1"><text:span text:style-name="T5">Köszönjük a figyelmet!</text:span></text:p>
              </text:list-header>
            </text:list>
          </draw:text-box>
        </draw:frame>
        <draw:frame draw:style-name="gr4" draw:text-style-name="P1" draw:layer="layout" svg:width="12.866cm" svg:height="8.784cm" svg:x="7.6cm" svg:y="3.2cm">
          <draw:image xlink:href="Pictures/100000000000077300000516DD13E1A025D2B9E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8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3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8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3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3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3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3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3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3C26BAE8371EF3E8.png" xlink:type="simple" xlink:show="embed" xlink:actuate="onLoad"/>
      </draw:frame>
      <draw:frame presentation:style-name="Metropolis-title" draw:layer="backgroundobjects" svg:width="14.8cm" svg:height="2cm" svg:x="6.599cm" svg:y="0.599cm" presentation:class="title" presentation:placeholder="true">
        <draw:text-box/>
      </draw:frame>
      <draw:frame presentation:style-name="Metropolis-outline1" draw:layer="backgroundobjects" svg:width="25.2cm" svg:height="10.548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0.634cm" svg:x="1.399cm" svg:y="14.7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5cm" svg:y="14.79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5cm" svg:y="14.799cm" presentation:class="page-number">
        <draw:text-box>
          <text:p text:style-name="MP3"><text:span text:style-name="MT2"><text:page-number>&lt;szám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szám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4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4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szám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4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4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4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4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09:47:46.553566124</meta:creation-date>
    <meta:editing-duration>PT41M52S</meta:editing-duration>
    <meta:editing-cycles>10</meta:editing-cycles>
    <meta:generator>LibreOffice/6.0.7.3$Linux_X86_64 LibreOffice_project/00m0$Build-3</meta:generator>
    <dc:title>Metropolis</dc:title>
    <dc:date>2019-03-01T11:40:17.650680666</dc:date>
    <meta:document-statistic meta:object-count="64"/>
  </office:meta>
</office:document-meta>
</file>